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1875in"/>
    </style:style>
    <style:style style:name="Table1.B" style:family="table-column">
      <style:table-column-properties style:column-width="1.5597in"/>
    </style:style>
    <style:style style:name="Table1.C" style:family="table-column">
      <style:table-column-properties style:column-width="3.1597in"/>
    </style:style>
    <style:style style:name="Table1.D" style:family="table-column">
      <style:table-column-properties style:column-width="2.020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1a430f"/>
    </style:style>
    <style:style style:name="P2" style:family="paragraph" style:parent-style-name="Standard">
      <style:text-properties officeooo:paragraph-rsid="001b9368"/>
    </style:style>
    <style:style style:name="P3" style:family="paragraph" style:parent-style-name="Standard">
      <style:text-properties officeooo:rsid="001b9368" officeooo:paragraph-rsid="001b9368"/>
    </style:style>
    <style:style style:name="P4" style:family="paragraph" style:parent-style-name="Table_20_Contents">
      <style:text-properties officeooo:rsid="001b9368" officeooo:paragraph-rsid="001b9368"/>
    </style:style>
    <style:style style:name="P5" style:family="paragraph" style:parent-style-name="Table_20_Contents">
      <style:text-properties officeooo:rsid="001c1bac" officeooo:paragraph-rsid="001c1bac"/>
    </style:style>
    <style:style style:name="T1" style:family="text">
      <style:text-properties officeooo:rsid="001a43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93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crosoft Certifications</text:span></text:p>
      <text:p text:style-name="Standard">?</text:p>
      <text:p text:style-name="P2"><text:a xlink:type="simple" xlink:href="https://query.prod.cms.rt.microsoft.com/cms/api/am/binary/RWREfA" text:style-name="Internet_20_link" text:visited-style-name="Visited_20_Internet_20_Link">https://query.prod.cms.rt.microsoft.com/cms/api/am/binary/RWREfA</text:a><text:line-break/>?</text:p>
      <text:p text:style-name="P2"/>
      <text:p text:style-name="P3"/>
      <text:p text:style-name="P3"/>
      <text:p text:style-name="P3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/><text:span text:style-name="T3">Difficulty</text:span>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Roles</text:p>
          </table:table-cell>
        </table:table-row>
        <table:table-row table:style-name="TableLine263299782371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pan text:style-name="T3">Beginner: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docs.microsoft.com/en-us/learn/certifications/exams/ms-900" text:style-name="Internet_20_link" text:visited-style-name="Visited_20_Internet_20_Link">Exam MS-900: Microsoft 365 Fundamentals</text:a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termediate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docs.microsoft.com/en-us/learn/certifications/m365-security-administrator/" text:style-name="Internet_20_link" text:visited-style-name="Visited_20_Internet_20_Link">Microsoft 365 Certified: Security Administrator Associate</text:a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docs.microsoft.com/en-us/learn/certifications/windows-server-hybrid-administrator/" text:style-name="Internet_20_link" text:visited-style-name="Visited_20_Internet_20_Link">Microsoft Certified: Windows Server Hybrid Administrator Associate</text:a></text:p>
          </table:table-cell>
          <table:table-cell table:style-name="Table1.A1" office:value-type="string">
            <text:p text:style-name="Table_20_Contents"><text:span text:style-name="T2">Administrator</text:span>, Identity And Access Administrator, Information Protection Administrator, <text:span text:style-name="T2">Network Engineer</text:span>, <text:span text:style-name="T2">Security Engineer</text:span>, Support Engineer, Technology Manager</text:p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dvanced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docs.microsoft.com/en-us/learn/certifications/m365-enterprise-administrator/" text:style-name="Internet_20_link" text:visited-style-name="Visited_20_Internet_20_Link">Microsoft 365 Certified: Enterprise Administrator Expert</text:a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docs.microsoft.com/en-us/learn/certifications/exams/ms-100" text:style-name="Internet_20_link" text:visited-style-name="Visited_20_Internet_20_Link">Exam MS-100: Microsoft 365 Identity and Services</text:a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docs.microsoft.com/en-us/learn/certifications/exams/ms-101" text:style-name="Internet_20_link" text:visited-style-name="Visited_20_Internet_20_Link">Exam MS-101: Microsoft 365 Mobility and Security</text:a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632997823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3"/>
      <text:p text:style-name="Standard"><text:a xlink:type="simple" xlink:href="https://docs.microsoft.com/en-us/learn/certifications/exams/ms-100" text:style-name="Internet_20_link" text:visited-style-name="Visited_20_Internet_20_Link"/></text:p>
      <text:p text:style-name="Standard"/>
      <text:p text:style-name="Standard"/>
      <text:p text:style-name="Standard"><text:a xlink:type="simple" xlink:href="https://docs.microsoft.com/en-us/learn/certifications/exams/ms-100" text:style-name="Internet_20_link" text:visited-style-name="Visited_20_Internet_20_Link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1:40:04.744000000</meta:creation-date>
    <dc:date>2022-06-30T12:34:16.137000000</dc:date>
    <meta:editing-duration>PT25M26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20" meta:word-count="69" meta:character-count="621" meta:non-whitespace-character-count="571"/>
  </office:meta>
</office:document-meta>
</file>